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amespaces.push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amespaces.pop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s.position( String check , String array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.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s.getPrefix( String ns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.qualify( String nsuri , String local , String qualifi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s.get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